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73cm" svg:height="10.794cm" svg:x="1.327cm" svg:y="5.201cm">
          <draw:image xlink:href="../waveform.png" xlink:type="simple" xlink:show="embed" xlink:actuate="onLoad">
            <text:p/>
          </draw:image>
        </draw:frame>
        <draw:rect draw:style-name="gr2" draw:text-style-name="P2" draw:layer="layout" svg:width="2.54cm" svg:height="0.635cm" draw:transform="rotate (0.7853981633973) translate (6.04cm 6.556cm)">
          <text:p text:style-name="P2"><text:span text:style-name="T1">lw $1, 4($0)</text:span></text:p>
        </draw:rect>
        <draw:rect draw:style-name="gr2" draw:text-style-name="P2" draw:layer="layout" svg:width="2.54cm" svg:height="0.635cm" draw:transform="rotate (0.7853981633973) translate (8.141cm 6.557cm)">
          <text:p text:style-name="P2"><text:span text:style-name="T1">lw $2, 4($0)</text:span></text:p>
        </draw:rect>
        <draw:rect draw:style-name="gr2" draw:text-style-name="P2" draw:layer="layout" svg:width="2.54cm" svg:height="0.635cm" draw:transform="rotate (0.7853981633973) translate (10.342cm 6.558cm)">
          <text:p text:style-name="P2"><text:span text:style-name="T1">add $3, $1, $2</text:span></text:p>
        </draw:rect>
        <draw:rect draw:style-name="gr2" draw:text-style-name="P2" draw:layer="layout" svg:width="2.54cm" svg:height="0.635cm" draw:transform="rotate (0.7853981633973) translate (12.543cm 6.559cm)">
          <text:p text:style-name="P2"><text:span text:style-name="T1">add $4, $3, $3</text:span></text:p>
        </draw:rect>
        <draw:rect draw:style-name="gr2" draw:text-style-name="P2" draw:layer="layout" svg:width="2.54cm" svg:height="0.635cm" draw:transform="rotate (0.7853981633973) translate (14.643cm 6.559cm)">
          <text:p text:style-name="P2"><text:span text:style-name="T1">j 0</text:span></text:p>
        </draw:rect>
        <draw:frame draw:style-name="gr3" draw:text-style-name="P3" draw:layer="layout" svg:width="4.445cm" svg:height="0.885cm" svg:x="21.955cm" svg:y="16.24cm">
          <draw:text-box>
            <text:p text:style-name="P3"><text:span text:style-name="T2">Figur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2-07T11:17:28</dc:date>
    <meta:generator>OpenOffice.org/3.2$Unix OpenOffice.org_project/320m18$Build-9502</meta:generator>
    <meta:editing-duration>PT00H34M28S</meta:editing-duration>
    <meta:editing-cycles>1</meta:editing-cycles>
    <meta:document-statistic meta:object-count="7"/>
  </office:meta>
</office:document-meta>
</file>